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officeooo:rsid="000f3b83" officeooo:paragraph-rsid="000f3b83" style:font-size-asian="15pt" style:font-size-complex="15pt"/>
    </style:style>
    <style:style style:name="P2" style:family="paragraph" style:parent-style-name="Standard">
      <style:text-properties officeooo:rsid="000ea8a8" officeooo:paragraph-rsid="000ea8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/>I see...<text:line-break/>00:04 Bonaparte, a mean one<text:line-break/>If ever I've seen one,<text:line-break/>00:10 And Nero fiddling through that lovely blaze<text:line-break/>00:15 Antoinette, dainty queen, with her quaint Guillotine</text:p>
      <text:p text:style-name="P2"><text:line-break/>00:21 Yeahaha, those were the good old days</text:p>
      <text:p text:style-name="P2"><text:line-break/>00:28 I see Indians dragging - An empty covered wagon<text:line-break/> <text:s text:c="8"/>When scalping the settlers was the latest craze</text:p>
      <text:p text:style-name="P2"><text:line-break/>00:40 <text:s/>And that glorious morn! - Jack the Ripper was born, <text:line-break/>00:45 Yeahaha, those were the good old days<text:line-break/></text:p>
      <text:p text:style-name="P2">00:52 II'd sit in my rocking chair, <text:s/>Peacefully rocking there<text:line-break/>Counting my blessings by the score.</text:p>
      <text:p text:style-name="P2"/>
      <text:p text:style-name="P2"><text:s/>The rack was in fashion <text:s/>The plagues were my passion</text:p>
      <text:p text:style-name="P2"><text:line-break/>Each day held a new joy in store</text:p>
      <text:p text:style-name="P2"><text:line-break/>Was anybody happy?<text:line-break/>I see cannibals munching<text:line-break/>A missionary luncheon<text:line-break/>The years may have flown<text:line-break/>But the memory stays<text:line-break/>Like the hopes that were dashed<text:line-break/>When the stock market crashed<text:line-break/>Yehaha, those were the good old days<text:line-break/>I'd walk a million miles more<text:line-break/>For some of the gore<text:line-break/>Of those good old days!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officeooo:rsid="000f3b83" officeooo:paragraph-rsid="000f3b83" style:font-size-asian="15pt" style:font-size-complex="15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hose were the Good old Days!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6:53:43.548649179</meta:creation-date>
    <dc:date>2022-06-30T17:07:14.421825152</dc:date>
    <meta:editing-duration>PT1M2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66" meta:character-count="927" meta:non-whitespace-character-count="749"/>
  </office:meta>
</office:document-meta>
</file>